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009cm" fo:text-indent="-0.018cm" style:auto-text-indent="false"/>
      <style:text-properties officeooo:paragraph-rsid="001f0ceb"/>
    </style:style>
    <style:style style:name="P2" style:family="paragraph" style:parent-style-name="Heading_20_2">
      <style:text-properties officeooo:paragraph-rsid="001f0ceb"/>
    </style:style>
    <style:style style:name="P3" style:family="paragraph" style:parent-style-name="Heading_20_2">
      <style:text-properties officeooo:rsid="001f0ceb" officeooo:paragraph-rsid="001f0ceb"/>
    </style:style>
    <style:style style:name="P4" style:family="paragraph" style:parent-style-name="Heading_20_2">
      <style:text-properties fo:font-size="12pt" officeooo:paragraph-rsid="001f0ceb" style:font-size-asian="12pt" style:font-size-complex="12pt"/>
    </style:style>
    <style:style style:name="P5" style:family="paragraph" style:parent-style-name="Standard">
      <style:paragraph-properties fo:margin-left="-0.009cm" fo:text-indent="-0.018cm" style:auto-text-indent="false"/>
      <style:text-properties officeooo:paragraph-rsid="001f0ceb"/>
    </style:style>
    <style:style style:name="P6" style:family="paragraph" style:parent-style-name="Text_20_body">
      <style:text-properties fo:font-weight="bold"/>
    </style:style>
    <style:style style:name="T1" style:family="text">
      <style:text-properties officeooo:rsid="001f0ceb"/>
    </style:style>
    <style:style style:name="T2" style:family="text">
      <style:text-properties fo:font-weight="bold"/>
    </style:style>
    <style:style style:name="T3" style:family="text">
      <style:text-properties fo:color="#333333" loext:opacity="100%"/>
    </style:style>
    <style:style style:name="T4" style:family="text">
      <style:text-properties fo:color="#333333" loext:opacity="100%"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es </text:h>
      <text:h text:style-name="P1" text:outline-level="1" loext:marker-style-name="T3"><text:span text:style-name="T3">Sources pour le texte et les images de votre site : </text:span></text:h>
      <text:p text:style-name="P5" loext:marker-style-name="T3"><text:span text:style-name="T3">→ </text:span><text:span text:style-name="T4">Les sources doivent être citées en indiquant le lien</text:span></text:p>
      <text:h text:style-name="P4" text:outline-level="2">https://www.elle.fr/Beaute/Soins/Tendances/9-recettes-de-cosmetiques-faits-maison</text:h>
      <text:h text:style-name="P2" text:outline-level="2"><text:span text:style-name="T1">1/ Recettes cheveux</text:span></text:h>
      <text:h text:style-name="P2" text:outline-level="2">Soin pointes sèches</text:h>
      <text:p text:style-name="Text_20_body">Pour les <text:a xlink:type="simple" xlink:href="https://www.elle.fr/Beaute/Cheveux/Astuces/cheveux-abimes-3014601" office:target-frame-name="_self" xlink:show="replace" text:style-name="Internet_20_link" text:visited-style-name="Visited_20_Internet_20_Link">cheveux abimés</text:a>, fourchus et cassants, on le sait : rien ne remplace une bonne coupe ! Mais pour prendre soin de vos pointes abimées, les dompter, et prévenir la casse en les protégeant, voici une recette toute simple qui a fait ses preuves.</text:p>
      <text:p text:style-name="P6">Les ingrédients qu’il me faut :</text:p>
      <text:p text:style-name="Text_20_body">-       de l’huile de coco</text:p>
      <text:p text:style-name="Text_20_body">-       du gel d’aloe vera</text:p>
      <text:p text:style-name="P6">La préparation :</text:p>
      <text:p text:style-name="Text_20_body">Rien de plus simple ! Prélevez une noisette d’huile de coco. Sa texture solide à température ambiante la rend facile à travailler. Ajoutez une ou deux pompes de gel d’aloe vera et répartissez le mélange entre vos mains. La chaleur de votre peau fera fondre l’huile de coco, ce qui rendra le mélange crémeux.</text:p>
      <text:p text:style-name="P6">L’application :</text:p>
      <text:p text:style-name="Text_20_body">Appliquez sur cheveux secs, sur les longueurs et pointes uniquement. Attention toutefois à ne pas en mettre trop, ce qui alourdirait vos cheveux. Le bonus ? Votre chevelure sera délicatement parfumée par l’huile de coco.</text:p>
      <text:p text:style-name="Standard"/>
      <text:h text:style-name="Heading_20_2" text:outline-level="2">Shampoing sec</text:h>
      <text:p text:style-name="Text_20_body">Pour rafraîchir un peu ses racines entre deux shampoings ou avant de sortir, rien ne vaut le shampoing sec. Mais horreur : au moment où vous en avez besoin, vous vous rendez compte que votre flacon est vide ! Pas de panique, vous pouvez lui substituer ce mélange fait maison. </text:p>
      <text:p text:style-name="P6">Les ingrédients qu’il me faut :</text:p>
      <text:p text:style-name="Text_20_body">-       de la fécule de maïs</text:p>
      <text:p text:style-name="Text_20_body">-       de l’argile blanche, si vous êtes blonde</text:p>
      <text:p text:style-name="Text_20_body">-       du rhassoul, si vous êtes brune</text:p>
      <text:p text:style-name="P6">L’application :</text:p>
      <text:p text:style-name="Text_20_body">Mélangez à parts égales la fécule de maïs avec l’argile blanche (si vous êtes brune, optez plutôt pour du rhassoul pour éviter l’effet blanc sur les racines). Saupoudrez avec parcimonie sur vos <text:soft-page-break/>racines, raie par raie. Pour une application plus précise, placez votre mélange dans un flacon à épices, ou appliquez-le au pinceau à maquillage.</text:p>
      <text:p text:style-name="P6">Le brossage :</text:p>
      <text:p text:style-name="Text_20_body">Après avoir laissé poser le shampoing sec au moins 5 minutes, massez votre cuir chevelu du bout des doigts, puis brossez minutieusement vos cheveux pour éliminer les résidus.</text:p>
      <text:p text:style-name="Standard"/>
      <text:h text:style-name="P2" text:outline-level="2"><text:span text:style-name="T1">2/ Recettes Visage</text:span></text:h>
      <text:h text:style-name="Heading_20_2" text:outline-level="2">Masque visage purifiant </text:h>
      <text:p text:style-name="Text_20_body">Irrégularités du teint, <text:a xlink:type="simple" xlink:href="https://www.elle.fr/Beaute/Soins/Astuces/comment-enlever-les-points-noirs-2972050" office:target-frame-name="_self" xlink:show="replace" text:style-name="Internet_20_link" text:visited-style-name="Visited_20_Internet_20_Link">points noirs</text:a>, boutons… Les imperfections de votre peau vous agacent ? Une fois par semaine après un gommage minutieux, appliquez ce masque pour l’assainir et retrouver une peau plus nette. Purifiant, antibactérien et apaisant, c’est le remède idéal pour les peaux à imperfections. </text:p>
      <text:p text:style-name="P6">Les ingrédients qu’il me faut :</text:p>
      <text:p text:style-name="Text_20_body">-       de l’argile verte (en poudre)</text:p>
      <text:p text:style-name="Text_20_body">-       du miel</text:p>
      <text:p text:style-name="Text_20_body">-       du gel d’aloe vera</text:p>
      <text:p text:style-name="Text_20_body">-       un peu d’eau (ou mieux : un hydrolat)</text:p>
      <text:p text:style-name="P6">La préparation :</text:p>
      <text:p text:style-name="Text_20_body">Dans un bol, versez deux cuillères à soupe d’argile verte en poudre, une cuillère à café de miel et une cuillère à café de gel d’aloe vera. Mélangez le tout en ajoutant progressivement de l’eau (ou l’hydrolat de votre choix) jusqu’à obtenir une pâte onctueuse.</text:p>
      <text:p text:style-name="P6">L’application :</text:p>
      <text:p text:style-name="Text_20_body">Appliquez le masque en couche épaisse et homogène sur votre visage en évitant la zone fragile du contour des yeux. Laissez poser 10 à 15 minutes. Si votre peau est sensible, munissez-vous d’un brumisateur pour « réhydrater » le masque régulièrement, afin d’éviter qu’il ne sèche sur votre peau. </text:p>
      <text:h text:style-name="Heading_20_2" text:outline-level="2">Gommage visage</text:h>
      <text:p text:style-name="Text_20_body">Envie d’éliminer les cellules mortes pour retrouver une peau de bébé ? En termes de gommage, nul besoin d’écumer les étalages : tout ce qu’il vous faut se trouve dans votre cuisine !</text:p>
      <text:p text:style-name="P6">Les ingrédients qu’il me faut :</text:p>
      <text:p text:style-name="Text_20_body">-       du miel</text:p>
      <text:p text:style-name="Text_20_body">-       du sucre en poudre extra-fin</text:p>
      <text:p text:style-name="Text_20_body">-       de l’huile d’amande douce </text:p>
      <text:p text:style-name="P6">La préparation :</text:p>
      <text:p text:style-name="Text_20_body"><text:soft-page-break/>Dans un bol, mélangez à parts égales du miel et de l’huile d’amande douce. Ajoutez une à deux cuillères à café de sucre en poudre extra-fin. Votre gommage est prêt à l’emploi.</text:p>
      <text:p text:style-name="P6">L’application :</text:p>
      <text:p text:style-name="Text_20_body">Appliquez sur votre visage en faisant de doux mouvements de massage. Insistez sur la zone T, et évitez la zone fragile du contour des yeux. Rincez à l’eau tiède sans frotter : l’eau dissoudra le sucre et le miel et vous laissera la peau douce et protégée par l’huile d’amande douce.</text:p>
      <text:p text:style-name="Text_20_body"/>
      <text:h text:style-name="P2" text:outline-level="2"><text:span text:style-name="T1">3/ Recettes Corps</text:span></text:h>
      <text:h text:style-name="Heading_20_2" text:outline-level="2">Préparation pour ongles cassants</text:h>
      <text:p text:style-name="Text_20_body"><text:span text:style-name="T2">Recette d'Olivier Coumes : préparation renforçatrice pour ongles cassants</text:span><text:line-break/>La pose de vernis à répétition peut rendre les <text:a xlink:type="simple" xlink:href="https://www.elle.fr/Beaute/Ongles/Ongles-cassants-3452474" office:target-frame-name="_self" xlink:show="replace" text:style-name="Internet_20_link" text:visited-style-name="Visited_20_Internet_20_Link">ongles cassants</text:a> et jaunis. On dit donc tout de suite « oui » à un soin qui le rendra plus forts et plus beaux ! </text:p>
      <text:p text:style-name="Text_20_body"><text:span text:style-name="T2">Les ingrédients qu’il me faut :</text:span><text:line-break/>- un jus de citron<text:line-break/>- du bicarbonate<text:line-break/>- de l’huile d’olive ou huile d’argan </text:p>
      <text:p text:style-name="Text_20_body"><text:span text:style-name="T2">La préparation : </text:span><text:line-break/>Mélangez le jus de citron à 1 cuillère à soupe de bicarbonate. Faites chauffer 35 secondes au four à micro-ondes. </text:p>
      <text:p text:style-name="Text_20_body"><text:span text:style-name="T2">Le temps de pose :</text:span><text:line-break/>On tremper ses ongles 3 à 4 minutes dans la préparation. </text:p>
      <text:p text:style-name="Text_20_body"><text:span text:style-name="T2">Le rinçage : </text:span><text:line-break/>Nettoyez-vous les mains et procédez à un modelage de chacun de vos doigts avec quelques gouttes d’huile d’argan ou d’olive afin de réhydrater la peau.</text:p>
      <text:p text:style-name="Text_20_body"/>
      <text:h text:style-name="Heading_20_2" text:outline-level="2">Soin réparateur coups de soleil </text:h>
      <text:p text:style-name="Text_20_body"><text:span text:style-name="T2">Recette d'Olivier Coumes : soin réparateur après coups de soleil</text:span><text:line-break/>Lorsque la peau est extrêmement sensibilisée par le soleil, elle peut être douloureuse et avoir besoin d’un soin <text:a xlink:type="simple" xlink:href="https://www.elle.fr/Beaute/Soins/Tendances/Apres-soleil" office:target-frame-name="_blank" xlink:show="new" text:style-name="Internet_20_link" text:visited-style-name="Visited_20_Internet_20_Link">après-soleil</text:a>. Cela tombe bien, on a tout ce qu’il faut dans sa cuisine ! </text:p>
      <text:p text:style-name="Text_20_body"><text:span text:style-name="T2">Les ingrédients qu’il me faut :</text:span><text:line-break/>- une tomate<text:line-break/>- un demi-citron<text:line-break/>- de l’huile d’olive ou d’argan</text:p>
      <text:p text:style-name="Text_20_body"><text:span text:style-name="T2">La préparation : </text:span><text:line-break/>Posez une demi-tomate sur les zones irradiées et laissez agir. Effet rafraîchissant immédiat ! Mixez <text:soft-page-break/>le reste de la tomate avec un demi-citron (écorce comprise). Ajoutez une cuillerée à soupe d’huile d’argan ou d’olive.</text:p>
      <text:p text:style-name="Text_20_body"><text:span text:style-name="T2">L’utilisation : </text:span><text:line-break/>Massez votre peau jusqu’à totale pénétration. Elle sera totalement réparée après plusieurs applications.</text:p>
      <text:p text:style-name="Text_20_body"/>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next-style-name="Standard" style:default-outline-level="1" style:list-style-name="" style:class="text">
      <style:paragraph-properties fo:margin-left="0.018cm" fo:margin-top="0cm" fo:margin-bottom="0.056cm" style:contextual-spacing="false" fo:line-height="108%" fo:text-align="start" style:justify-single-word="false" fo:keep-together="always" fo:orphans="2" fo:widows="2" fo:text-indent="-0.018cm" style:auto-text-indent="false" fo:keep-with-next="always" style:writing-mode="lr-tb"/>
      <style:text-properties fo:color="#008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6T15:39:36.275000000</meta:creation-date>
    <dc:date>2025-05-26T15:45:14.924000000</dc:date>
    <meta:editing-duration>PT5M38S</meta:editing-duration>
    <meta:editing-cycles>2</meta:editing-cycles>
    <meta:generator>LibreOffice/7.6.0.3$Windows_X86_64 LibreOffice_project/69edd8b8ebc41d00b4de3915dc82f8f0fc3b6265</meta:generator>
    <meta:document-statistic meta:table-count="0" meta:image-count="0" meta:object-count="0" meta:page-count="4" meta:paragraph-count="58" meta:word-count="929" meta:character-count="5479" meta:non-whitespace-character-count="4519"/>
  </office:meta>
</office:document-meta>
</file>